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4" svg:font-family="'Liberation Sans'" style:font-family-generic="roman"/>
    <style:font-face style:name="Liberation Sans2" svg:font-family="'Liberation Sans'" style:font-family-generic="swiss"/>
    <style:font-face style:name="Liberation Sans5" svg:font-family="'Liberation Sans'" style:font-family-generic="system"/>
    <style:font-face style:name="Lohit Devanagari3" svg:font-family="'Lohit Devanagari'" style:font-family-generic="system"/>
    <style:font-face style:name="Noto Sans CJK SC3" svg:font-family="'Noto Sans CJK SC'" style:font-family-generic="system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26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86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348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84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32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7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7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7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7cm" fo:min-width="0.1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c9211e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draw:stroke="dash" draw:stroke-dash="Dashed_20__28_var_29_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7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8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8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047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84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6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445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548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36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61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48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8cm" fo:min-width="0.148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048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456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7cm" fo:min-width="0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24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148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201cm" fo:min-width="0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094cm" fo:min-width="6.448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048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5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14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7.049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98cm" fo:min-width="0.148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6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349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448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4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loext:graphic-properties draw:fill="none"/>
      <style:paragraph-properties style:writing-mode="lr-tb"/>
      <style:text-properties fo:font-size="18pt" fo:language="en" fo:country="US"/>
    </style:style>
    <style:style style:name="P4" style:family="paragraph">
      <loext:graphic-properties draw:fill-color="#ffffff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language="en" fo:country="US"/>
    </style:style>
    <style:style style:name="P6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7" style:family="paragraph">
      <style:paragraph-properties fo:text-align="center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9" style:family="paragraph">
      <loext:graphic-properties draw:fill="solid" draw:fill-color="#3faf46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3faf46" fo:font-size="18pt" fo:language="en" fo:country="US"/>
    </style:style>
    <style:style style:name="P11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2" style:family="paragraph">
      <style:paragraph-properties fo:text-align="center"/>
      <style:text-properties fo:language="en" fo:country="US"/>
    </style:style>
    <style:style style:name="P13" style:family="paragraph">
      <loext:graphic-properties draw:fill="none"/>
      <style:paragraph-properties fo:text-align="center"/>
      <style:text-properties fo:language="en" fo:country="US"/>
    </style:style>
    <style:style style:name="P14" style:family="paragraph">
      <style:paragraph-properties fo:text-align="center" style:writing-mode="lr-tb"/>
      <style:text-properties fo:color="#5eb91e" fo:font-size="18pt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16" style:family="paragraph">
      <style:paragraph-properties fo:text-align="center" style:writing-mode="lr-tb"/>
      <style:text-properties fo:color="#c9211e" fo:font-size="18pt" fo:language="en" fo:country="US"/>
    </style:style>
    <style:style style:name="P17" style:family="paragraph">
      <loext:graphic-properties draw:fill="none"/>
      <style:paragraph-properties fo:text-align="center" style:writing-mode="lr-tb"/>
      <style:text-properties fo:color="#c9211e" fo:font-size="18pt" fo:language="en" fo:country="US"/>
    </style:style>
    <style:style style:name="P18" style:family="paragraph">
      <style:paragraph-properties fo:text-align="center"/>
      <style:text-properties fo:color="#c9211e" fo:language="en" fo:country="US"/>
    </style:style>
    <style:style style:name="P19" style:family="paragraph">
      <loext:graphic-properties draw:fill="none"/>
      <style:paragraph-properties fo:text-align="center"/>
      <style:text-properties fo:color="#c9211e" fo:language="en" fo:country="US"/>
    </style:style>
    <style:style style:name="P20" style:family="paragraph">
      <style:paragraph-properties fo:text-align="center"/>
    </style:style>
    <style:style style:name="P21" style:family="paragraph">
      <loext:graphic-properties draw:fill-color="#c9211e"/>
      <style:paragraph-properties fo:text-align="center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paragraph-properties fo:text-align="start"/>
      <style:text-properties fo:language="en" fo:country="US"/>
    </style:style>
    <style:style style:name="P24" style:family="paragraph">
      <loext:graphic-properties draw:fill="none"/>
      <style:paragraph-properties fo:text-align="start"/>
      <style:text-properties fo:language="en" fo:country="US"/>
    </style:style>
    <style:style style:name="T1" style:family="text">
      <style:text-properties fo:font-size="18pt"/>
    </style:style>
    <style:style style:name="T2" style:family="text">
      <style:text-properties fo:language="en" fo:country="US"/>
    </style:style>
    <style:style style:name="T3" style:family="text">
      <style:text-properties fo:color="#3faf46" style:font-name="OpenSymbol1" fo:font-size="18pt" style:font-name-asian="OpenSymbol1" style:font-name-complex="OpenSymbol1"/>
    </style:style>
    <style:style style:name="T4" style:family="text">
      <style:text-properties fo:color="#3faf46" fo:font-size="18pt"/>
    </style:style>
    <style:style style:name="T5" style:family="text">
      <style:text-properties fo:color="#5eb91e" fo:font-size="18pt"/>
    </style:style>
    <style:style style:name="T6" style:family="text">
      <style:text-properties fo:color="#c9211e" fo:font-size="18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18pt" fo:language="en" fo:country="US"/>
    </style:style>
    <style:style style:name="T9" style:family="text">
      <style:text-properties fo:color="#c9211e"/>
    </style:style>
    <style:style style:name="T10" style:family="text">
      <style:text-properties style:font-name="Liberation Sans2" style:font-name-asian="Liberation Sans2" style:font-name-complex="Liberation Sans2"/>
    </style:style>
    <style:style style:name="T11" style:family="text">
      <style:text-properties style:font-name="Liberation Sans" style:font-name-asian="Liberation Sans2" style:font-name-complex="Liberation Sans2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452cm" svg:y1="2.24cm" svg:x2="16.552cm" svg:y2="3.44cm">
            <text:p/>
          </draw:line>
          <draw:frame draw:style-name="gr2" draw:text-style-name="P3" draw:layer="layout" svg:width="0.832cm" svg:height="0.963cm" svg:x="17.4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1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4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8.345cm" svg:y1="2.24cm" svg:x2="19.245cm" svg:y2="3.44cm">
            <text:p/>
          </draw:line>
          <draw:frame draw:style-name="gr2" draw:text-style-name="P3" draw:layer="layout" svg:width="0.832cm" svg:height="0.963cm" svg:x="19.1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9.1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20.073cm" svg:y1="4.539cm" svg:x2="20.973cm" svg:y2="5.739cm">
            <text:p/>
          </draw:line>
          <draw:line draw:style-name="gr1" draw:text-style-name="P1" draw:layer="layout" svg:x1="15.852cm" svg:y1="4.539cm" svg:x2="14.952cm" svg:y2="5.739cm">
            <text:p/>
          </draw:line>
          <draw:frame draw:style-name="gr2" draw:text-style-name="P3" draw:layer="layout" svg:width="0.832cm" svg:height="0.963cm" svg:x="15.8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5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8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745cm" svg:y1="4.539cm" svg:x2="17.645cm" svg:y2="5.739cm">
            <text:p/>
          </draw:line>
          <draw:frame draw:style-name="gr2" draw:text-style-name="P3" draw:layer="layout" svg:width="0.832cm" svg:height="0.963cm" svg:x="17.5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3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5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9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4.1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6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9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8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6.2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5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8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1.2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4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8cm" svg:y="0.2cm">
            <text:p text:style-name="P7"><text:span text:style-name="T1">Pre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7.232cm" svg:y1="1.7cm" svg:x2="16.232cm" svg:y2="3.4cm">
            <text:p/>
          </draw:line>
          <draw:line draw:style-name="gr6" draw:text-style-name="P9" draw:layer="layout" svg:x1="15.632cm" svg:y1="4.1cm" svg:x2="14.632cm" svg:y2="5.7cm">
            <text:p/>
          </draw:line>
          <draw:line draw:style-name="gr7" draw:text-style-name="P1" draw:layer="layout" svg:x1="17.018cm" svg:y1="3.7cm" svg:x2="17.918cm" svg:y2="2.5cm">
            <text:p/>
          </draw:line>
          <draw:line draw:style-name="gr6" draw:text-style-name="P9" draw:layer="layout" svg:x1="17.914cm" svg:y1="2.5cm" svg:x2="18.914cm" svg:y2="3.8cm">
            <text:p/>
          </draw:line>
          <draw:line draw:style-name="gr7" draw:text-style-name="P1" draw:layer="layout" svg:x1="18.218cm" svg:y1="5.7cm" svg:x2="17.018cm" svg:y2="3.7cm">
            <text:p/>
          </draw:line>
          <draw:line draw:style-name="gr6" draw:text-style-name="P9" draw:layer="layout" svg:x1="19.706cm" svg:y1="4.7cm" svg:x2="20.706cm" svg:y2="6cm">
            <text:p/>
          </draw:line>
          <draw:custom-shape draw:style-name="gr8" draw:text-style-name="P11" draw:layer="layout" svg:width="4.416cm" svg:height="0.7cm" svg:x="14.184cm" svg:y="7.4cm">
            <text:p text:style-name="P10"><text:span text:style-name="T4">D, B, A, C, E, F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5.29cm" svg:y1="6.283cm" svg:x2="16.199cm" svg:y2="5.192cm">
            <text:p/>
          </draw:line>
          <draw:line draw:style-name="gr6" draw:text-style-name="P9" draw:layer="layout" svg:x1="16.186cm" svg:y1="5.192cm" svg:x2="17.177cm" svg:y2="6.483cm">
            <text:p/>
          </draw:line>
        </draw:g>
        <draw:custom-shape draw:style-name="gr9" draw:text-style-name="P13" draw:layer="layout" svg:width="6.6cm" svg:height="0.7cm" svg:x="1.9cm" svg:y="2.1cm">
          <text:p text:style-name="P12">while (stack is not empty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4cm" svg:height="0.7cm" svg:x="3.8cm" svg:y="1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.1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3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3.4cm" svg:x2="5.9cm" svg:y2="3.4cm">
          <text:p/>
        </draw:line>
        <draw:custom-shape draw:style-name="gr14" draw:text-style-name="P8" draw:layer="layout" svg:width="0.7cm" svg:height="0.7cm" svg:x="5.9cm" svg:y="3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3.8cm">
          <text:p text:style-name="P12">visit D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4.6cm">
          <text:p text:style-name="P12">push(D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5.4cm">
          <text:p text:style-name="P12">push(D.left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8.8cm" svg:y="4.7cm">
          <text:p text:style-name="P7"><text:span text:style-name="T1">B</text:span></text:p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5cm" svg:height="3.2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2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7.301cm">
          <text:p text:style-name="P12">visit B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8.101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8.901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2.2cm" svg:y="6.5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7.7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7cm" svg:height="0.7cm" svg:x="10.7cm" svg:y="3.5cm"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8.8cm" svg:y="8.2cm">
          <text:p text:style-name="P7"><text:span text:style-name="T1">A</text:span></text:p>
          <text:p text:style-name="P7"><text:span text:style-name="T1">C</text:span></text:p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7cm" svg:height="1.4cm" svg:x="10.7cm" svg:y="7cm">
          <text:p text:style-name="P14"><text:span text:style-name="T5">D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87cm" svg:y1="5cm" svg:x2="8.6cm" svg:y2="5.8cm">
          <text:p/>
        </draw:line>
        <draw:line draw:style-name="gr1" draw:text-style-name="P1" draw:layer="layout" svg:x1="6.171cm" svg:y1="5.786cm" svg:x2="8.6cm" svg:y2="5cm">
          <text:p/>
        </draw:line>
        <draw:custom-shape draw:style-name="gr15" draw:text-style-name="P13" draw:layer="layout" svg:width="1.9cm" svg:height="0.7cm" svg:x="2.7cm" svg:y="10.802cm">
          <text:p text:style-name="P12">visit A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1.602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2.402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2.2cm" svg:y="10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1.2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cm" svg:height="1.399cm" svg:x="8.8cm" svg:y="11.701cm">
          <text:p text:style-name="P7"><text:span text:style-name="T1">C</text:span></text:p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1.6cm">
          <text:p text:style-name="P16"><text:span text:style-name="T6">(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2.4cm">
          <text:p text:style-name="P16"><text:span text:style-name="T7">(</text:span><text:span text:style-name="T8">Null)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0.7cm" svg:height="2.1cm" svg:x="10.7cm" svg:y="10.5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14.303cm">
          <text:p text:style-name="P12">visit C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5.103cm">
          <text:p text:style-name="P12">push(C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5.903cm">
          <text:p text:style-name="P12">push(C.left)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2.2cm" svg:y="13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4.7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5.102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5.101cm">
          <text:p text:style-name="P16"><text:span text:style-name="T7">(</text:span><text:span text:style-name="T8">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6.6cm" svg:y="15.901cm">
          <text:p text:style-name="P16"><text:span text:style-name="T7">(</text:span><text:span text:style-name="T8">Null)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0.7cm" svg:height="2.799cm" svg:x="10.7cm" svg:y="14.001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text:p text:style-name="P14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0.704cm">
          <text:p text:style-name="P12">visit E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1.504cm">
          <text:p text:style-name="P12">push(E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2.304cm">
          <text:p text:style-name="P12">push(E.left)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13.9cm" svg:y="9.9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1.104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1.403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18.3cm" svg:y="12.302cm">
          <text:p text:style-name="P16"><text:span text:style-name="T7">(</text:span><text:span text:style-name="T8">Null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4.205cm">
          <text:p text:style-name="P12">visit F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5.005cm">
          <text:p text:style-name="P12">push(F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5.805cm">
          <text:p text:style-name="P12">push(F.left)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3.2cm" svg:x="13.9cm" svg:y="13.4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4.6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5.00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18.3cm" svg:y="15.003cm">
          <text:p text:style-name="P16"><text:span text:style-name="T7">(</text:span><text:span text:style-name="T8">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7cm" svg:x="18.3cm" svg:y="15.803cm">
          <text:p text:style-name="P16"><text:span text:style-name="T7">(</text:span><text:span text:style-name="T8">Null)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0.7cm" svg:height="3.499cm" svg:x="22.4cm" svg:y="9.801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text:p text:style-name="P14"><text:span text:style-name="T5">C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287cm" svg:y1="11.8cm" svg:x2="20.3cm" svg:y2="11.8cm">
          <text:p/>
        </draw:line>
        <draw:custom-shape draw:style-name="gr30" draw:text-style-name="P15" draw:layer="layout" svg:width="0.7cm" svg:height="4.199cm" svg:x="22.4cm" svg:y="13.701cm">
          <text:p text:style-name="P14"><text:span text:style-name="T5">D</text:span></text:p>
          <text:p text:style-name="P14"><text:span text:style-name="T5">B</text:span></text:p>
          <text:p text:style-name="P14"><text:span text:style-name="T5">A</text:span></text:p>
          <text:p text:style-name="P14"><text:span text:style-name="T5">C</text:span></text:p>
          <text:p text:style-name="P14"><text:span text:style-name="T5">E</text:span></text:p>
          <text:p text:style-name="P14"><text:span text:style-name="T5">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87cm" svg:y1="1.5cm" svg:x2="8.6cm" svg:y2="1.5cm">
          <text:p/>
        </draw:line>
        <draw:line draw:style-name="gr1" draw:text-style-name="P1" draw:layer="layout" svg:x1="6.574cm" svg:y1="8.493cm" svg:x2="8.587cm" svg:y2="9.293cm">
          <text:p/>
        </draw:line>
        <draw:line draw:style-name="gr1" draw:text-style-name="P1" draw:layer="layout" svg:x1="6.158cm" svg:y1="9.279cm" svg:x2="8.587cm" svg:y2="8.493cm">
          <text:p/>
        </draw:line>
        <draw:custom-shape draw:style-name="gr31" draw:text-style-name="P19" draw:layer="layout" svg:width="8.6cm" svg:height="0.7cm" svg:x="11.8cm" svg:y="17cm">
          <text:p text:style-name="P18"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t</text:span><text:span text:style-name="T9">e</text:span><text:span text:style-name="T9">d</text:span><text:span text:style-name="T9">: </text:span><text:span text:style-name="T9">t</text:span><text:span text:style-name="T9">h</text:span><text:span text:style-name="T9">e</text:span><text:span text:style-name="T9"> </text:span><text:span text:style-name="T9">s</text:span><text:span text:style-name="T9">t</text:span><text:span text:style-name="T9">a</text:span><text:span text:style-name="T9">c</text:span><text:span text:style-name="T9">k </text:span><text:span text:style-name="T9">i</text:span><text:span text:style-name="T9">s </text:span><text:span text:style-name="T9">e</text:span><text:span text:style-name="T9">m</text:span><text:span text:style-name="T9">p</text:span><text:span text:style-name="T9">t</text:span><text:span text:style-name="T9">y</text:span></text:p>
          <draw:enhanced-geometry svg:viewBox="0 0 21600 21600" draw:type="rectangle" draw:enhanced-path="M 0 0 L 21600 0 21600 21600 0 21600 0 0 Z N"/>
        </draw:custom-shape>
        <draw:g>
          <draw:ellipse draw:style-name="gr32" draw:text-style-name="P20" draw:layer="layout" svg:width="0.422cm" svg:height="0.419cm" svg:x="9.339cm" svg:y="9.181cm" draw:kind="arc" draw:start-angle="271.65" draw:end-angle="90.84">
            <text:p/>
          </draw:ellipse>
          <draw:custom-shape draw:style-name="gr33" draw:text-style-name="P21" draw:layer="layout" svg:width="0.12cm" svg:height="0.18cm" draw:transform="skewX (0.00558505360638191) rotate (1.28176980266464) translate (9.473cm 9.2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4" draw:text-style-name="P22" draw:layer="layout" svg:x1="8.8cm" svg:y1="9.6cm" svg:x2="9.5cm" svg:y2="9.6cm">
          <text:p/>
        </draw:line>
        <draw:g>
          <draw:ellipse draw:style-name="gr32" draw:text-style-name="P20" draw:layer="layout" svg:width="0.422cm" svg:height="0.419cm" svg:x="9.336cm" svg:y="8.42cm" draw:kind="arc" draw:start-angle="271.65" draw:end-angle="90.84">
            <text:p/>
          </draw:ellipse>
          <draw:custom-shape draw:style-name="gr33" draw:text-style-name="P21" draw:layer="layout" svg:width="0.12cm" svg:height="0.18cm" draw:transform="skewX (0.00558505360638191) rotate (1.28176980266464) translate (9.47cm 8.4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13" draw:layer="layout" svg:width="1.6cm" svg:height="0.7cm" svg:x="2.7cm" svg:y="6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7cm" svg:x2="5.9cm" svg:y2="7cm">
          <text:p/>
        </draw:line>
        <draw:custom-shape draw:style-name="gr14" draw:text-style-name="P8" draw:layer="layout" svg:width="0.7cm" svg:height="0.7cm" svg:x="5.9cm" svg:y="6.6cm">
          <text:p text:style-name="P7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0.1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0.5cm" svg:x2="5.9cm" svg:y2="10.5cm">
          <text:p/>
        </draw:line>
        <draw:custom-shape draw:style-name="gr14" draw:text-style-name="P8" draw:layer="layout" svg:width="0.7cm" svg:height="0.7cm" svg:x="5.9cm" svg:y="10.1cm">
          <text:p text:style-name="P7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3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4cm" svg:x2="5.9cm" svg:y2="14cm">
          <text:p/>
        </draw:line>
        <draw:custom-shape draw:style-name="gr14" draw:text-style-name="P8" draw:layer="layout" svg:width="0.7cm" svg:height="0.7cm" svg:x="5.9cm" svg:y="13.6cm">
          <text:p text:style-name="P7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0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0.4cm" svg:x2="17.6cm" svg:y2="10.4cm">
          <text:p/>
        </draw:line>
        <draw:custom-shape draw:style-name="gr14" draw:text-style-name="P8" draw:layer="layout" svg:width="0.7cm" svg:height="0.7cm" svg:x="17.6cm" svg:y="10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3.4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3.8cm" svg:x2="17.6cm" svg:y2="13.8cm">
          <text:p/>
        </draw:line>
        <draw:custom-shape draw:style-name="gr14" draw:text-style-name="P8" draw:layer="layout" svg:width="0.7cm" svg:height="0.7cm" svg:x="17.6cm" svg:y="13.4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line draw:style-name="gr1" draw:text-style-name="P1" draw:layer="layout" svg:x1="16.952cm" svg:y1="2.24cm" svg:x2="16.052cm" svg:y2="3.44cm">
            <text:p/>
          </draw:line>
          <draw:frame draw:style-name="gr2" draw:text-style-name="P3" draw:layer="layout" svg:width="0.832cm" svg:height="0.963cm" svg:x="16.9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6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45cm" svg:y1="2.24cm" svg:x2="18.745cm" svg:y2="3.44cm">
            <text:p/>
          </draw:line>
          <draw:frame draw:style-name="gr2" draw:text-style-name="P3" draw:layer="layout" svg:width="0.832cm" svg:height="0.963cm" svg:x="18.6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73cm" svg:y1="4.539cm" svg:x2="20.473cm" svg:y2="5.739cm">
            <text:p/>
          </draw:line>
          <draw:line draw:style-name="gr1" draw:text-style-name="P1" draw:layer="layout" svg:x1="15.352cm" svg:y1="4.539cm" svg:x2="14.452cm" svg:y2="5.739cm">
            <text:p/>
          </draw:line>
          <draw:frame draw:style-name="gr2" draw:text-style-name="P3" draw:layer="layout" svg:width="0.832cm" svg:height="0.963cm" svg:x="15.3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0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45cm" svg:y1="4.539cm" svg:x2="17.145cm" svg:y2="5.739cm">
            <text:p/>
          </draw:line>
          <draw:frame draw:style-name="gr2" draw:text-style-name="P3" draw:layer="layout" svg:width="0.832cm" svg:height="0.963cm" svg:x="17.0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6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3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8.9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3cm" svg:y="0.2cm">
            <text:p text:style-name="P7"><text:span text:style-name="T1">I</text:span><text:span text:style-name="T1">n</text:span><text:span text:style-name="T1">-</text:span><text:span text:style-name="T1">o</text:span><text:span text:style-name="T1">r</text:span><text:span text:style-name="T1">d</text:span><text:span text:style-name="T1">e</text:span><text:span text:style-name="T1">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684cm" svg:y1="1.7cm" svg:x2="13.684cm" svg:y2="5.8cm">
            <text:p/>
          </draw:line>
          <draw:line draw:style-name="gr6" draw:text-style-name="P9" draw:layer="layout" svg:x1="15.814cm" svg:y1="4.8cm" svg:x2="16.714cm" svg:y2="6.3cm">
            <text:p/>
          </draw:line>
          <draw:line draw:style-name="gr7" draw:text-style-name="P1" draw:layer="layout" svg:x1="16.518cm" svg:y1="3.7cm" svg:x2="17.418cm" svg:y2="2.5cm">
            <text:p/>
          </draw:line>
          <draw:line draw:style-name="gr6" draw:text-style-name="P9" draw:layer="layout" svg:x1="17.414cm" svg:y1="2.5cm" svg:x2="18.414cm" svg:y2="3.8cm">
            <text:p/>
          </draw:line>
          <draw:line draw:style-name="gr7" draw:text-style-name="P1" draw:layer="layout" svg:x1="17.718cm" svg:y1="5.7cm" svg:x2="16.518cm" svg:y2="3.7cm">
            <text:p/>
          </draw:line>
          <draw:line draw:style-name="gr6" draw:text-style-name="P9" draw:layer="layout" svg:x1="19.206cm" svg:y1="4.7cm" svg:x2="20.206cm" svg:y2="6cm">
            <text:p/>
          </draw:line>
          <draw:custom-shape draw:style-name="gr8" draw:text-style-name="P11" draw:layer="layout" svg:width="4.416cm" svg:height="0.7cm" svg:x="13.684cm" svg:y="7.4cm">
            <text:p text:style-name="P10"><text:span text:style-name="T4">A, </text:span><text:span text:style-name="T4">B, </text:span><text:span text:style-name="T4">C, </text:span><text:span text:style-name="T4">D, </text:span><text:span text:style-name="T4">E, </text:span><text:span text:style-name="T4">F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4.79cm" svg:y1="6.3cm" svg:x2="15.69cm" svg:y2="4.8cm">
            <text:p/>
          </draw:line>
        </draw:g>
        <draw:custom-shape draw:style-name="gr9" draw:text-style-name="P13" draw:layer="layout" svg:width="6.6cm" svg:height="0.7cm" svg:x="1.9cm" svg:y="2.4cm">
          <text:p text:style-name="P12">while (stack is not empty</text:p>
          <text:p text:style-name="P12"><text:s text:c="3"/><text:s text:c="3"/><text:s text:c="2"/><text:span text:style-name="T9">o</text:span><text:span text:style-name="T9">r</text:span> node <text:span text:style-name="T10">≠</text:span><text:span text:style-name="T11"> </text:span><text:span text:style-name="T11">n</text:span><text:span text:style-name="T11">u</text:span><text:span text:style-name="T11">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D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3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cm">
          <text:p text:style-name="P7"><text:span text:style-name="T1">D.left </text:span><text:span text:style-name="T6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cm" svg:x2="5.6cm" svg:y2="5.6cm">
          <text:p/>
        </draw:line>
        <draw:line draw:style-name="gr1" draw:text-style-name="P1" draw:layer="layout" svg:x1="3.689cm" svg:y1="1.5cm" svg:x2="4.8cm" svg:y2="1.5cm">
          <text:p/>
        </draw:line>
        <draw:custom-shape draw:style-name="gr35" draw:text-style-name="P13" draw:layer="layout" svg:width="2.3cm" svg:height="0.7cm" svg:x="2.9cm" svg:y="6.901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cm"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6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1cm">
          <text:p text:style-name="P7"><text:span text:style-name="T1">B.left </text:span><text:span text:style-name="T6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1cm" svg:x2="5.6cm" svg:y2="8.101cm">
          <text:p/>
        </draw:line>
        <draw:custom-shape draw:style-name="gr40" draw:text-style-name="P13" draw:layer="layout" svg:width="3.4cm" svg:height="0.7cm" svg:x="2.7cm" svg:y="6.2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B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cm" svg:x2="9.089cm" svg:y2="4.8cm">
          <text:p/>
        </draw:line>
        <draw:line draw:style-name="gr1" draw:text-style-name="P1" draw:layer="layout" svg:x1="5.276cm" svg:y1="7.3cm" svg:x2="8.976cm" svg:y2="7.3cm">
          <text:p/>
        </draw:line>
        <draw:custom-shape draw:style-name="gr35" draw:text-style-name="P13" draw:layer="layout" svg:width="2.3cm" svg:height="0.7cm" svg:x="2.9cm" svg:y="9.402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1cm">
          <text:p text:style-name="P7"><text:span text:style-name="T1">A</text:span></text:p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8.6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2cm">
          <text:p text:style-name="P7"><text:span text:style-name="T1">A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2cm" svg:x2="5.6cm" svg:y2="10.602cm">
          <text:p/>
        </draw:line>
        <draw:custom-shape draw:style-name="gr40" draw:text-style-name="P13" draw:layer="layout" svg:width="3.4cm" svg:height="0.7cm" svg:x="2.7cm" svg:y="8.701cm">
          <text:p text:style-name="P12"><text:span text:style-name="T12">[node == </text:span><text:span text:style-name="T13">A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1cm" svg:x2="9.076cm" svg:y2="9.8cm">
          <text:p/>
        </draw:line>
        <draw:custom-shape draw:style-name="gr23" draw:text-style-name="P15" draw:layer="layout" svg:width="0.7cm" svg:height="0.7cm" svg:x="10.7cm" svg:y="11.902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1.902cm"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11.1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2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3.3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3.4cm" svg:height="0.7cm" svg:x="5.7cm" svg:y="13.303cm">
          <text:p text:style-name="P7"><text:span text:style-name="T1">A</text:span><text:span text:style-name="T1">.</text:span><text:span text:style-name="T1">r</text:span><text:span text:style-name="T1">i</text:span><text:span text:style-name="T1">g</text:span><text:span text:style-name="T1">h</text:span><text:span text:style-name="T1">t </text:span><text:span text:style-name="T6">(</text:span><text:span text:style-name="T6">N</text:span><text:span text:style-name="T6">u</text:span><text:span text:style-name="T6">ll</text:span><text:span text:style-name="T6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3.703cm" svg:x2="5.6cm" svg:y2="13.703cm">
          <text:p/>
        </draw:line>
        <draw:custom-shape draw:style-name="gr43" draw:text-style-name="P13" draw:layer="layout" svg:width="4.1cm" svg:height="0.7cm" svg:x="2.7cm" svg:y="11.202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2.3cm" svg:x2="5.6cm" svg:y2="12.3cm">
          <text:p/>
        </draw:line>
        <draw:custom-shape draw:style-name="gr44" draw:text-style-name="P8" draw:layer="layout" svg:width="0.5cm" svg:height="0.7cm" svg:x="5.6cm" svg:y="11.9cm">
          <text:p text:style-name="P7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2.70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7cm" svg:height="1.4cm" svg:x="10.7cm" svg:y="15.002cm">
          <text:p text:style-name="P14"><text:span text:style-name="T5">A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15.002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14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5.303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6.403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6.803cm" svg:x2="5.6cm" svg:y2="16.803cm">
          <text:p/>
        </draw:line>
        <draw:custom-shape draw:style-name="gr43" draw:text-style-name="P13" draw:layer="layout" svg:width="4.1cm" svg:height="0.7cm" svg:x="2.7cm" svg:y="14.302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5.4cm" svg:x2="5.6cm" svg:y2="15.4cm">
          <text:p/>
        </draw:line>
        <draw:custom-shape draw:style-name="gr44" draw:text-style-name="P8" draw:layer="layout" svg:width="0.5cm" svg:height="0.7cm" svg:x="5.6cm" svg:y="15cm">
          <text:p text:style-name="P7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5.80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2.913cm" svg:height="0.7cm" svg:x="5.687cm" svg:y="16.44cm">
          <text:p text:style-name="P7"><text:span text:style-name="T1">B</text:span><text:span text:style-name="T1">.r</text:span><text:span text:style-name="T1">i</text:span><text:span text:style-name="T1">g</text:span><text:span text:style-name="T1">h</text:span><text:span text:style-name="T1">t </text:span><text:span text:style-name="T6">(</text:span><text:span text:style-name="T6">C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7.401cm">
          <text:p text:style-name="P12"><text:span text:style-name="T12">[node == </text:span><text:span text:style-name="T13">C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18.101cm">
          <text:p text:style-name="P12">push(C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8.101cm">
          <text:p text:style-name="P7"><text:span text:style-name="T1">C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17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8.101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8.9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01cm" svg:x2="5.6cm" svg:y2="19.301cm">
          <text:p/>
        </draw:line>
        <draw:line draw:style-name="gr1" draw:text-style-name="P1" draw:layer="layout" svg:x1="5.289cm" svg:y1="18.501cm" svg:x2="9.089cm" svg:y2="18.501cm">
          <text:p/>
        </draw:line>
        <draw:custom-shape draw:style-name="gr41" draw:text-style-name="P8" draw:layer="layout" svg:width="2.998cm" svg:height="0.7cm" svg:x="5.72cm" svg:y="18.95cm">
          <text:p text:style-name="P7"><text:span text:style-name="T1">C.left </text:span><text:span text:style-name="T6">(Null)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7cm" svg:height="1.4cm" svg:x="10.7cm" svg:y="18.102cm">
          <text:p text:style-name="P14"><text:span text:style-name="T5">A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22cm" svg:x2="5.6cm" svg:y2="19.322cm">
          <text:p/>
        </draw:line>
        <draw:custom-shape draw:style-name="gr27" draw:text-style-name="P15" draw:layer="layout" svg:width="0.7cm" svg:height="2.1cm" svg:x="10.7cm" svg:y="20.621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0.6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19.8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922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2.0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2.422cm" svg:x2="5.6cm" svg:y2="22.422cm">
          <text:p/>
        </draw:line>
        <draw:custom-shape draw:style-name="gr43" draw:text-style-name="P13" draw:layer="layout" svg:width="4.1cm" svg:height="0.7cm" svg:x="2.7cm" svg:y="19.921cm">
          <text:p text:style-name="P12"><text:span text:style-name="T12">[nod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1.019cm" svg:x2="5.6cm" svg:y2="21.019cm">
          <text:p/>
        </draw:line>
        <draw:custom-shape draw:style-name="gr44" draw:text-style-name="P8" draw:layer="layout" svg:width="0.5cm" svg:height="0.7cm" svg:x="5.6cm" svg:y="20.619cm">
          <text:p text:style-name="P7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1.422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3.613cm" svg:height="0.7cm" svg:x="5.6cm" svg:y="22.059cm">
          <text:p text:style-name="P7"><text:span text:style-name="T14">C.rig</text:span><text:span text:style-name="T14">ht </text:span><text:span text:style-name="T7">(</text:span><text:span text:style-name="T8">Null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0.601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0.7cm" svg:height="2.8cm" svg:x="10.7cm" svg:y="23.721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3.7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2.2cm" svg:y="22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4.022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5.1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5.522cm" svg:x2="5.6cm" svg:y2="25.522cm">
          <text:p/>
        </draw:line>
        <draw:custom-shape draw:style-name="gr43" draw:text-style-name="P13" draw:layer="layout" svg:width="4.1cm" svg:height="0.7cm" svg:x="2.7cm" svg:y="23.021cm">
          <text:p text:style-name="P12"><text:span text:style-name="T12">[nod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4.119cm" svg:x2="5.6cm" svg:y2="24.119cm">
          <text:p/>
        </draw:line>
        <draw:custom-shape draw:style-name="gr44" draw:text-style-name="P8" draw:layer="layout" svg:width="0.5cm" svg:height="0.7cm" svg:x="5.6cm" svg:y="23.719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4.522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5.6cm" svg:y="25.159cm">
          <text:p text:style-name="P7"><text:span text:style-name="T14">D.right </text:span><text:span text:style-name="T7">(E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3.701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8.302cm">
          <text:p text:style-name="P12"><text:span text:style-name="T12">[node == </text:span><text:span text:style-name="T13">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9.002cm">
          <text:p text:style-name="P12">push(E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9.002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3.6cm" svg:y="8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9.002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9.8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02cm" svg:x2="17cm" svg:y2="10.202cm">
          <text:p/>
        </draw:line>
        <draw:line draw:style-name="gr1" draw:text-style-name="P1" draw:layer="layout" svg:x1="16.689cm" svg:y1="9.402cm" svg:x2="20.489cm" svg:y2="9.402cm">
          <text:p/>
        </draw:line>
        <draw:custom-shape draw:style-name="gr41" draw:text-style-name="P8" draw:layer="layout" svg:width="2.998cm" svg:height="0.7cm" svg:x="17.12cm" svg:y="9.851cm">
          <text:p text:style-name="P7"><text:span text:style-name="T1">E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23cm" svg:x2="17cm" svg:y2="10.223cm">
          <text:p/>
        </draw:line>
        <draw:custom-shape draw:style-name="gr47" draw:text-style-name="P15" draw:layer="layout" svg:width="0.7cm" svg:height="2.8cm" svg:x="22.1cm" svg:y="9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0.7cm" svg:height="3.5cm" svg:x="22.1cm" svg:y="12.321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12.3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13.6cm" svg:y="11.5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2.622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3.7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4.122cm" svg:x2="17cm" svg:y2="14.122cm">
          <text:p/>
        </draw:line>
        <draw:custom-shape draw:style-name="gr43" draw:text-style-name="P13" draw:layer="layout" svg:width="4.1cm" svg:height="0.7cm" svg:x="14.1cm" svg:y="11.621cm">
          <text:p text:style-name="P12"><text:span text:style-name="T12">[nod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12.719cm" svg:x2="17cm" svg:y2="12.719cm">
          <text:p/>
        </draw:line>
        <draw:custom-shape draw:style-name="gr44" draw:text-style-name="P8" draw:layer="layout" svg:width="0.5cm" svg:height="0.7cm" svg:x="17cm" svg:y="12.319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13.122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17cm" svg:y="13.759cm">
          <text:p text:style-name="P7"><text:span text:style-name="T14">E.right </text:span><text:span text:style-name="T7">(F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2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15.603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F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16.303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6.303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3.6cm" svg:y="15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6.303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7.103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03cm" svg:x2="17cm" svg:y2="17.503cm">
          <text:p/>
        </draw:line>
        <draw:line draw:style-name="gr1" draw:text-style-name="P1" draw:layer="layout" svg:x1="16.689cm" svg:y1="16.703cm" svg:x2="20.489cm" svg:y2="16.703cm">
          <text:p/>
        </draw:line>
        <draw:custom-shape draw:style-name="gr41" draw:text-style-name="P8" draw:layer="layout" svg:width="2.998cm" svg:height="0.7cm" svg:x="17.12cm" svg:y="17.152cm">
          <text:p text:style-name="P7"><text:span text:style-name="T1">F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24cm" svg:x2="17cm" svg:y2="17.524cm">
          <text:p/>
        </draw:line>
        <draw:custom-shape draw:style-name="gr49" draw:text-style-name="P15" draw:layer="layout" svg:width="0.7cm" svg:height="3.5cm" svg:x="22.1cm" svg:y="16.3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21.5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5cm" svg:height="2.897cm" svg:x="13.6cm" svg:y="20.7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21.822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22.9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23.322cm" svg:x2="17cm" svg:y2="23.322cm">
          <text:p/>
        </draw:line>
        <draw:custom-shape draw:style-name="gr43" draw:text-style-name="P13" draw:layer="layout" svg:width="4.1cm" svg:height="0.7cm" svg:x="14.1cm" svg:y="20.821cm">
          <text:p text:style-name="P12"><text:span text:style-name="T12">[nod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21.919cm" svg:x2="17cm" svg:y2="21.919cm">
          <text:p/>
        </draw:line>
        <draw:custom-shape draw:style-name="gr44" draw:text-style-name="P8" draw:layer="layout" svg:width="0.5cm" svg:height="0.7cm" svg:x="17cm" svg:y="21.519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22.322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3.6cm" svg:height="0.7cm" svg:x="17cm" svg:y="22.959cm">
          <text:p text:style-name="P7"><text:span text:style-name="T14">F.right </text:span><text:span text:style-name="T7">(Null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21.50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7cm" svg:height="4.2cm" svg:x="22.1cm" svg:y="21.5cm">
          <text:p text:style-name="P14"><text:span text:style-name="T5">A</text:span></text:p>
          <text:p text:style-name="P14"><text:span text:style-name="T5">B</text:span></text:p>
          <text:p text:style-name="P14"><text:span text:style-name="T5">C</text:span></text:p>
          <text:p text:style-name="P14"><text:span text:style-name="T5">D</text:span></text:p>
          <text:p text:style-name="P14"><text:span text:style-name="T5">E</text:span></text:p>
          <text:p text:style-name="P14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8.6cm" svg:height="1.3cm" svg:x="11.8cm" svg:y="24.1cm">
          <text:p text:style-name="P18"><text:span text:style-name="T9">Completed: the stack is empty</text:span></text:p>
          <text:p text:style-name="P18"><text:span text:style-name="T9"><text:s text:c="15"/></text:span><text:span text:style-name="T9">and node is null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line draw:style-name="gr1" draw:text-style-name="P1" draw:layer="layout" svg:x1="16.968cm" svg:y1="2.24cm" svg:x2="16.068cm" svg:y2="3.44cm">
            <text:p/>
          </draw:line>
          <draw:frame draw:style-name="gr2" draw:text-style-name="P3" draw:layer="layout" svg:width="0.832cm" svg:height="0.963cm" svg:x="16.964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708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64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61cm" svg:y1="2.24cm" svg:x2="18.761cm" svg:y2="3.44cm">
            <text:p/>
          </draw:line>
          <draw:frame draw:style-name="gr2" draw:text-style-name="P3" draw:layer="layout" svg:width="0.832cm" svg:height="0.963cm" svg:x="18.692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36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92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89cm" svg:y1="4.539cm" svg:x2="20.489cm" svg:y2="5.739cm">
            <text:p/>
          </draw:line>
          <draw:line draw:style-name="gr1" draw:text-style-name="P1" draw:layer="layout" svg:x1="15.368cm" svg:y1="4.539cm" svg:x2="14.468cm" svg:y2="5.739cm">
            <text:p/>
          </draw:line>
          <draw:frame draw:style-name="gr2" draw:text-style-name="P3" draw:layer="layout" svg:width="0.832cm" svg:height="0.963cm" svg:x="15.364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108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64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61cm" svg:y1="4.539cm" svg:x2="17.161cm" svg:y2="5.739cm">
            <text:p/>
          </draw:line>
          <draw:frame draw:style-name="gr2" draw:text-style-name="P3" draw:layer="layout" svg:width="0.832cm" svg:height="0.963cm" svg:x="17.092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36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92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4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7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6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2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48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48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2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412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012cm" svg:y="3.905cm">
            <draw:text-box>
              <text:p text:style-name="P2"><text:span text:style-name="T3"></text:span></text:p>
            </draw:text-box>
          </draw:frame>
          <draw:custom-shape draw:style-name="gr53" draw:text-style-name="P8" draw:layer="layout" svg:width="3.008cm" svg:height="0.7cm" svg:x="13.316cm" svg:y="0.2cm">
            <text:p text:style-name="P7"><text:span text:style-name="T1">Po</text:span><text:span text:style-name="T1">st-</text:span><text:span text:style-name="T1">ord</text:span><text:span text:style-name="T1">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7cm" svg:y1="1.7cm" svg:x2="13.7cm" svg:y2="5.8cm">
            <text:p/>
          </draw:line>
          <draw:custom-shape draw:style-name="gr8" draw:text-style-name="P11" draw:layer="layout" svg:width="4.416cm" svg:height="0.7cm" svg:x="13.7cm" svg:y="7.4cm">
            <text:p text:style-name="P10"><text:span text:style-name="T4">A</text:span><text:span text:style-name="T4">, </text:span><text:span text:style-name="T4">C</text:span><text:span text:style-name="T4">, </text:span><text:span text:style-name="T4">B</text:span><text:span text:style-name="T4">, </text:span><text:span text:style-name="T4">F</text:span><text:span text:style-name="T4">, </text:span><text:span text:style-name="T4">E</text:span><text:span text:style-name="T4">, </text:span><text:span text:style-name="T4">D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4.806cm" svg:y1="6.291cm" svg:x2="15.715cm" svg:y2="5.2cm">
            <text:p/>
          </draw:line>
          <draw:line draw:style-name="gr6" draw:text-style-name="P9" draw:layer="layout" svg:x1="15.702cm" svg:y1="5.2cm" svg:x2="16.693cm" svg:y2="6.491cm">
            <text:p/>
          </draw:line>
          <draw:line draw:style-name="gr6" draw:text-style-name="P9" draw:layer="layout" svg:x1="17.516cm" svg:y1="5.7cm" svg:x2="16.516cm" svg:y2="4cm">
            <text:p/>
          </draw:line>
          <draw:line draw:style-name="gr7" draw:text-style-name="P1" draw:layer="layout" svg:x1="16.534cm" svg:y1="3.691cm" svg:x2="17.143cm" svg:y2="3.3cm">
            <text:p/>
          </draw:line>
          <draw:line draw:style-name="gr6" draw:text-style-name="P9" draw:layer="layout" svg:x1="17.11cm" svg:y1="3.3cm" svg:x2="20.01cm" svg:y2="6.2cm">
            <text:p/>
          </draw:line>
          <draw:line draw:style-name="gr6" draw:text-style-name="P9" draw:layer="layout" svg:x1="20.844cm" svg:y1="5.7cm" svg:x2="19.844cm" svg:y2="4cm">
            <text:p/>
          </draw:line>
          <draw:line draw:style-name="gr6" draw:text-style-name="P9" draw:layer="layout" svg:x1="19.116cm" svg:y1="3.4cm" svg:x2="18.116cm" svg:y2="1.7cm">
            <text:p/>
          </draw:line>
        </draw:g>
        <draw:custom-shape draw:style-name="gr9" draw:text-style-name="P13" draw:layer="layout" svg:width="6.6cm" svg:height="0.7cm" svg:x="1.9cm" svg:y="2.401cm">
          <text:p text:style-name="P12">while (stack is not empty</text:p>
          <text:p text:style-name="P12"><text:s text:c="8"/><text:span text:style-name="T9">or</text:span> node <text:span text:style-name="T10">≠</text:span><text:span text:style-name="T11"> nu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01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01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D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0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01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3.6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01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01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01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01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01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01cm">
          <text:p text:style-name="P7"><text:span text:style-name="T1">D</text:span><text:span text:style-name="T1">.</text:span><text:span text:style-name="T1">l</text:span><text:span text:style-name="T1">e</text:span><text:span text:style-name="T1">f</text:span><text:span text:style-name="T1">t </text:span><text:span text:style-name="T6">(</text:span><text:span text:style-name="T6">B</text:span><text:span text:style-name="T6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01cm" svg:x2="5.6cm" svg:y2="5.601cm">
          <text:p/>
        </draw:line>
        <draw:line draw:style-name="gr1" draw:text-style-name="P1" draw:layer="layout" svg:x1="3.689cm" svg:y1="1.501cm" svg:x2="4.8cm" svg:y2="1.501cm">
          <text:p/>
        </draw:line>
        <draw:custom-shape draw:style-name="gr35" draw:text-style-name="P13" draw:layer="layout" svg:width="2.3cm" svg:height="0.7cm" svg:x="2.9cm" svg:y="6.902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01cm"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6.1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2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2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2cm">
          <text:p text:style-name="P7"><text:span text:style-name="T1">B.left </text:span><text:span text:style-name="T6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2cm" svg:x2="5.6cm" svg:y2="8.102cm">
          <text:p/>
        </draw:line>
        <draw:custom-shape draw:style-name="gr40" draw:text-style-name="P13" draw:layer="layout" svg:width="3.4cm" svg:height="0.7cm" svg:x="2.7cm" svg:y="6.201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B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01cm" svg:x2="9.089cm" svg:y2="4.801cm">
          <text:p/>
        </draw:line>
        <draw:line draw:style-name="gr1" draw:text-style-name="P1" draw:layer="layout" svg:x1="5.276cm" svg:y1="7.301cm" svg:x2="8.976cm" svg:y2="7.301cm">
          <text:p/>
        </draw:line>
        <draw:custom-shape draw:style-name="gr35" draw:text-style-name="P13" draw:layer="layout" svg:width="2.3cm" svg:height="0.7cm" svg:x="2.9cm" svg:y="9.403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2cm">
          <text:p text:style-name="P7"><text:span text:style-name="T1">A</text:span></text:p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2.2cm" svg:y="8.6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3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3cm">
          <text:p text:style-name="P7"><text:span text:style-name="T1">A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3cm" svg:x2="5.6cm" svg:y2="10.603cm">
          <text:p/>
        </draw:line>
        <draw:custom-shape draw:style-name="gr40" draw:text-style-name="P13" draw:layer="layout" svg:width="3.4cm" svg:height="0.7cm" svg:x="2.7cm" svg:y="8.702cm">
          <text:p text:style-name="P12"><text:span text:style-name="T12">[node == </text:span><text:span text:style-name="T13">A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2cm" svg:x2="9.076cm" svg:y2="9.801cm">
          <text:p/>
        </draw:line>
        <draw:custom-shape draw:style-name="gr23" draw:text-style-name="P15" draw:layer="layout" svg:width="0.7cm" svg:height="0.7cm" svg:x="10.7cm" svg:y="12.803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1.904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2.803cm"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0.5cm" svg:height="4.296cm" svg:x="2.2cm" svg:y="11.1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904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1.203cm">
          <text:p text:style-name="P12"><text:span text:style-name="T12">[nod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2.301cm" svg:x2="7.4cm" svg:y2="12.301cm">
          <text:p/>
        </draw:line>
        <draw:custom-shape draw:style-name="gr44" draw:text-style-name="P8" draw:layer="layout" svg:width="0.5cm" svg:height="0.7cm" svg:x="7.4cm" svg:y="11.901cm">
          <text:p text:style-name="P7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9cm" svg:y="12.703cm">
          <text:p text:style-name="P12"><text:span text:style-name="T12">[</text:span><text:span text:style-name="T12">A</text:span><text:span text:style-name="T12">.r</text:span><text:span text:style-name="T12">i</text:span><text:span text:style-name="T12">g</text:span><text:span text:style-name="T12">h</text:span><text:span text:style-name="T12">t </text:span><text:span text:style-name="T12">=</text:span><text:span text:style-name="T12">=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6cm" svg:y="13.52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5cm" svg:y="14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4cm" svg:y="14.3cm">
          <text:p text:style-name="P12">pop() <text:span text:style-name="T9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cm" svg:y1="14.7cm" svg:x2="8.2cm" svg:y2="14.7cm">
          <text:p/>
        </draw:line>
        <draw:custom-shape draw:style-name="gr23" draw:text-style-name="P15" draw:layer="layout" svg:width="0.7cm" svg:height="0.7cm" svg:x="13.4cm" svg:y="17.904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6.4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15.6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7.105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5.704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6.802cm" svg:x2="7.4cm" svg:y2="16.802cm">
          <text:p/>
        </draw:line>
        <draw:custom-shape draw:style-name="gr44" draw:text-style-name="P8" draw:layer="layout" svg:width="0.5cm" svg:height="0.7cm" svg:x="7.4cm" svg:y="16.402cm">
          <text:p text:style-name="P7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17.104cm">
          <text:p text:style-name="P23"><text:span text:style-name="T12">[B.righ</text:span><text:span text:style-name="T12">t </text:span><text:span text:style-name="T13">≠</text:span><text:span text:style-name="T12"> </text:span><text:span text:style-name="T13">Null </text:span><text:span text:style-name="T13">and</text:span></text:p>
          <text:p text:style-name="P23"><text:span text:style-name="T13"><text:s/></text:span><text:span text:style-name="T13">B.right</text:span><text:span text:style-name="T13">≠ </text:span><text:span text:style-name="T13">lastVis</text:span><text:span text:style-name="T13">itedNo</text:span><text:span text:style-name="T13">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18.5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18.501cm">
          <text:p text:style-name="P12"><text:span text:style-name="T2">peekN</text:span><text:span text:style-name="T2">ode.rig</text:span><text:span text:style-name="T2">ht </text:span><text:span text:style-name="T15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18.901cm" svg:x2="5.1cm" svg:y2="18.901cm">
          <text:p/>
        </draw:line>
        <draw:custom-shape draw:style-name="gr23" draw:text-style-name="P15" draw:layer="layout" svg:width="0.7cm" svg:height="0.7cm" svg:x="10.6cm" svg:y="20.404cm"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1cm" svg:y="20.404cm">
          <text:p text:style-name="P7"><text:span text:style-name="T1">C</text:span></text:p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0.5cm" svg:height="2.295cm" svg:x="2.2cm" svg:y="19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3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3.7cm" svg:height="0.7cm" svg:x="2.6cm" svg:y="19.604cm">
          <text:p text:style-name="P12"><text:span text:style-name="T12">[node == </text:span><text:span text:style-name="T13">C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887cm" svg:y="20.303cm">
          <text:p text:style-name="P12">push(C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63cm" svg:y1="20.702cm" svg:x2="9cm" svg:y2="20.7cm">
          <text:p/>
        </draw:line>
        <draw:custom-shape draw:style-name="gr25" draw:text-style-name="P15" draw:layer="layout" svg:width="0.7cm" svg:height="1.4cm" svg:x="13.8cm" svg:y="24.204cm">
          <text:p text:style-name="P14"><text:span text:style-name="T5">A</text:span></text:p>
          <text:p text:style-name="P14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2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12.3cm" svg:y="24.204cm"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22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3.505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2.104cm">
          <text:p text:style-name="P12"><text:span text:style-name="T12">[nod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3.202cm" svg:x2="7.4cm" svg:y2="23.202cm">
          <text:p/>
        </draw:line>
        <draw:custom-shape draw:style-name="gr44" draw:text-style-name="P8" draw:layer="layout" svg:width="0.5cm" svg:height="0.7cm" svg:x="7.4cm" svg:y="22.802cm">
          <text:p text:style-name="P7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899cm" svg:y="23.503cm">
          <text:p text:style-name="P12"><text:span text:style-name="T12">[</text:span><text:span text:style-name="T12">C</text:span><text:span text:style-name="T12">.</text:span><text:span text:style-name="T12">r</text:span><text:span text:style-name="T12">i</text:span><text:span text:style-name="T12">g</text:span><text:span text:style-name="T12">h</text:span><text:span text:style-name="T12">t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</text:span><text:span text:style-name="T13">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4.223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5.0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5cm">
          <text:p text:style-name="P12">pop() <text:span text:style-name="T9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5.4cm" svg:x2="8.214cm" svg:y2="25.4cm">
          <text:p/>
        </draw:line>
        <draw:custom-shape draw:style-name="gr37" draw:text-style-name="P13" draw:layer="layout" svg:width="1.4cm" svg:height="0.7cm" svg:x="2.906cm" svg:y="21.0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7cm" svg:y="21.003cm">
          <text:p text:style-name="P7"><text:span text:style-name="T1">C.left </text:span><text:span text:style-name="T6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94cm" svg:y1="21.403cm" svg:x2="5.605cm" svg:y2="21.403cm">
          <text:p/>
        </draw:line>
        <draw:custom-shape draw:style-name="gr27" draw:text-style-name="P15" draw:layer="layout" svg:width="0.7cm" svg:height="2.1cm" svg:x="13.8cm" svg:y="28.104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6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2.3cm" svg:y="28.104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25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7.405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6.004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7.102cm" svg:x2="7.4cm" svg:y2="27.102cm">
          <text:p/>
        </draw:line>
        <draw:custom-shape draw:style-name="gr44" draw:text-style-name="P8" draw:layer="layout" svg:width="0.5cm" svg:height="0.7cm" svg:x="7.4cm" svg:y="26.702cm">
          <text:p text:style-name="P7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2.799cm" svg:y="27.403cm">
          <text:p text:style-name="P12"><text:span text:style-name="T12">[</text:span><text:span text:style-name="T12">B</text:span><text:span text:style-name="T12">.</text:span><text:span text:style-name="T12">r</text:span><text:span text:style-name="T12">i</text:span><text:span text:style-name="T12">g</text:span><text:span text:style-name="T12">h</text:span><text:span text:style-name="T12">t </text:span><text:span text:style-name="T12">=</text:span><text:span text:style-name="T12">=</text:span><text:span text:style-name="T12"> </text:span><text:span text:style-name="T12">l</text:span><text:span text:style-name="T12">a</text:span><text:span text:style-name="T12">s</text:span><text:span text:style-name="T12">t</text:span><text:span text:style-name="T12">V</text:span><text:span text:style-name="T12">i</text:span><text:span text:style-name="T12">s</text:span><text:span text:style-name="T12">it</text:span><text:span text:style-name="T12">e</text:span><text:span text:style-name="T12">d</text:span><text:span text:style-name="T12">N</text:span><text:span text:style-name="T12">o</text:span><text:span text:style-name="T12">d</text:span><text:span text:style-name="T12">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8.12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8.9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8.9cm">
          <text:p text:style-name="P12">pop() <text:span text:style-name="T9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9.3cm" svg:x2="8.214cm" svg:y2="29.3cm">
          <text:p/>
        </draw:line>
        <draw:custom-shape draw:style-name="gr24" draw:text-style-name="P8" draw:layer="layout" svg:width="0.7cm" svg:height="2.1cm" svg:x="12cm" svg:y="17.9cm">
          <text:p text:style-name="P7"><text:span text:style-name="T1">C</text:span></text:p>
          <text:p text:style-name="P7"><text:span text:style-name="T1">B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30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2.2cm" svg:y="30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2cm" svg:y="31.505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30.104cm">
          <text:p text:style-name="P12"><text:span text:style-name="T12">[no</text:span><text:span text:style-name="T12">de </text:span><text:span text:style-name="T12">== </text:span><text:span text:style-name="T13">Nul</text:span><text:span text:style-name="T13">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31.202cm" svg:x2="7.4cm" svg:y2="31.202cm">
          <text:p/>
        </draw:line>
        <draw:custom-shape draw:style-name="gr44" draw:text-style-name="P8" draw:layer="layout" svg:width="0.5cm" svg:height="0.7cm" svg:x="7.4cm" svg:y="30.802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31.504cm">
          <text:p text:style-name="P23"><text:span text:style-name="T12">[</text:span><text:span text:style-name="T12">D</text:span><text:span text:style-name="T12">.r</text:span><text:span text:style-name="T12">i</text:span><text:span text:style-name="T12">g</text:span><text:span text:style-name="T12">h</text:span><text:span text:style-name="T12">t </text:span><text:span text:style-name="T13">≠</text:span><text:span text:style-name="T12"> </text:span><text:span text:style-name="T13">N</text:span><text:span text:style-name="T13">u</text:span><text:span text:style-name="T13">ll </text:span><text:span text:style-name="T13">a</text:span><text:span text:style-name="T13">n</text:span><text:span text:style-name="T13">d</text:span></text:p>
          <text:p text:style-name="P23"><text:span text:style-name="T13"><text:s/></text:span><text:span text:style-name="T13">D</text:span><text:span text:style-name="T13">.r</text:span><text:span text:style-name="T13">i</text:span><text:span text:style-name="T13">g</text:span><text:span text:style-name="T13">h</text:span><text:span text:style-name="T13">t</text:span><text:span text:style-name="T13">≠ </text:span><text:span text:style-name="T13">l</text:span><text:span text:style-name="T13">a</text:span><text:span text:style-name="T13">s</text:span><text:span text:style-name="T13">t</text:span><text:span text:style-name="T13">V</text:span><text:span text:style-name="T13">i</text:span><text:span text:style-name="T13">s</text:span><text:span text:style-name="T13">it</text:span><text:span text:style-name="T13">e</text:span><text:span text:style-name="T13">d</text:span><text:span text:style-name="T13">N</text:span><text:span text:style-name="T13">o</text:span><text:span text:style-name="T13">d</text:span><text:span text:style-name="T13">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32.9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32.901cm">
          <text:p text:style-name="P12"><text:span text:style-name="T2">pe</text:span><text:span text:style-name="T2">ek</text:span><text:span text:style-name="T2">No</text:span><text:span text:style-name="T2">de.</text:span><text:span text:style-name="T2">rig</text:span><text:span text:style-name="T2">ht </text:span><text:span text:style-name="T15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33.301cm" svg:x2="5.1cm" svg:y2="33.301cm">
          <text:p/>
        </draw:line>
        <draw:custom-shape draw:style-name="gr63" draw:text-style-name="P15" draw:layer="layout" svg:width="0.7cm" svg:height="2.2cm" svg:x="13.4cm" svg:y="32.5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1.9cm" svg:y="32.5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9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22.3cm" svg:y="9.099cm">
          <text:p text:style-name="P7"><text:span text:style-name="T1">E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5.3cm" svg:y="8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9.1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9.9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9.9cm">
          <text:p text:style-name="P7"><text:span text:style-name="T1">E.left </text:span><text:span text:style-name="T6">(Null</text:span><text:span text:style-name="T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0.3cm" svg:x2="18.7cm" svg:y2="10.3cm">
          <text:p/>
        </draw:line>
        <draw:custom-shape draw:style-name="gr40" draw:text-style-name="P13" draw:layer="layout" svg:width="3.4cm" svg:height="0.7cm" svg:x="15.8cm" svg:y="8.399cm">
          <text:p text:style-name="P12"><text:span text:style-name="T12">[node == </text:span><text:span text:style-name="T13">D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9.499cm" svg:x2="22.076cm" svg:y2="9.499cm">
          <text:p/>
        </draw:line>
        <draw:custom-shape draw:style-name="gr27" draw:text-style-name="P15" draw:layer="layout" svg:width="0.7cm" svg:height="2.1cm" svg:x="23.7cm" svg:y="9.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1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10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2.405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1.004cm">
          <text:p text:style-name="P12"><text:span text:style-name="T12">[nod</text:span><text:span text:style-name="T12">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2.102cm" svg:x2="20.5cm" svg:y2="12.102cm">
          <text:p/>
        </draw:line>
        <draw:custom-shape draw:style-name="gr44" draw:text-style-name="P8" draw:layer="layout" svg:width="0.5cm" svg:height="0.7cm" svg:x="20.5cm" svg:y="11.702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15.6cm" svg:y="12.404cm">
          <text:p text:style-name="P23"><text:span text:style-name="T12">[E.right </text:span><text:span text:style-name="T13">≠</text:span><text:span text:style-name="T12"> </text:span><text:span text:style-name="T13">Null </text:span><text:span text:style-name="T13">and</text:span></text:p>
          <text:p text:style-name="P23"><text:span text:style-name="T13"><text:s/></text:span><text:span text:style-name="T13">E.right≠ </text:span><text:span text:style-name="T13">lastVisit</text:span><text:span text:style-name="T13">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16.6cm" svg:y="13.8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19.4cm" svg:y="13.801cm">
          <text:p text:style-name="P12"><text:span text:style-name="T2">p</text:span><text:span text:style-name="T2">e</text:span><text:span text:style-name="T2">e</text:span><text:span text:style-name="T2">k</text:span><text:span text:style-name="T2">N</text:span><text:span text:style-name="T2">o</text:span><text:span text:style-name="T2">d</text:span><text:span text:style-name="T2">e</text:span><text:span text:style-name="T2">.</text:span><text:span text:style-name="T2">r</text:span><text:span text:style-name="T2">i</text:span><text:span text:style-name="T2">g</text:span><text:span text:style-name="T2">h</text:span><text:span text:style-name="T2">t </text:span><text:span text:style-name="T15">(</text:span><text:span text:style-name="T15">F</text:span><text:span text:style-name="T15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3cm" svg:y1="14.201cm" svg:x2="18.2cm" svg:y2="14.201cm">
          <text:p/>
        </draw:line>
        <draw:custom-shape draw:style-name="gr18" draw:text-style-name="P8" draw:layer="layout" svg:width="0.7cm" svg:height="1.4cm" svg:x="25.1cm" svg:y="12.3cm">
          <text:p text:style-name="P7"><text:span text:style-name="T1">E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0.7cm" svg:height="2.1cm" svg:x="26.5cm" svg:y="12.30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15.6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22.3cm" svg:y="15.599cm">
          <text:p text:style-name="P7"><text:span text:style-name="T1">F</text:span></text:p>
          <text:p text:style-name="P7"><text:span text:style-name="T1">E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5cm" svg:height="2.3cm" svg:x="15.3cm" svg:y="14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5.6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16.4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16.4cm">
          <text:p text:style-name="P7"><text:span text:style-name="T1">F</text:span><text:span text:style-name="T1">.l</text:span><text:span text:style-name="T1">e</text:span><text:span text:style-name="T1">f</text:span><text:span text:style-name="T1">t </text:span><text:span text:style-name="T6">(</text:span><text:span text:style-name="T6">N</text:span><text:span text:style-name="T6">u</text:span><text:span text:style-name="T6">ll</text:span><text:span text:style-name="T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6.8cm" svg:x2="18.7cm" svg:y2="16.8cm">
          <text:p/>
        </draw:line>
        <draw:custom-shape draw:style-name="gr40" draw:text-style-name="P13" draw:layer="layout" svg:width="3.4cm" svg:height="0.7cm" svg:x="15.8cm" svg:y="14.899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F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15.999cm" svg:x2="22.076cm" svg:y2="15.999cm">
          <text:p/>
        </draw:line>
        <draw:custom-shape draw:style-name="gr27" draw:text-style-name="P15" draw:layer="layout" svg:width="0.7cm" svg:height="2.1cm" svg:x="23.7cm" svg:y="15.6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8.1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17.3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8.805cm">
          <text:p text:style-name="P12">step 13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7.404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8.502cm" svg:x2="20.5cm" svg:y2="18.502cm">
          <text:p/>
        </draw:line>
        <draw:custom-shape draw:style-name="gr44" draw:text-style-name="P8" draw:layer="layout" svg:width="0.5cm" svg:height="0.7cm" svg:x="20.5cm" svg:y="18.102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999cm" svg:y="18.803cm">
          <text:p text:style-name="P12"><text:span text:style-name="T12">[</text:span><text:span text:style-name="T12">F</text:span><text:span text:style-name="T12">.</text:span><text:span text:style-name="T12">r</text:span><text:span text:style-name="T12">i</text:span><text:span text:style-name="T12">g</text:span><text:span text:style-name="T12">h</text:span><text:span text:style-name="T12">t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19.523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0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0.3cm">
          <text:p text:style-name="P12">pop() <text:span text:style-name="T9">(</text:span><text:span text:style-name="T9">F</text:span><text:span text:style-name="T9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0.7cm" svg:x2="21.314cm" svg:y2="20.7cm">
          <text:p/>
        </draw:line>
        <draw:custom-shape draw:style-name="gr18" draw:text-style-name="P8" draw:layer="layout" svg:width="0.7cm" svg:height="1.4cm" svg:x="25.4cm" svg:y="18.899cm">
          <text:p text:style-name="P7"><text:span text:style-name="T1">E</text:span></text:p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0.7cm" svg:height="2.8cm" svg:x="26.8cm" svg:y="18.9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1.9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21.1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2.682cm">
          <text:p text:style-name="P12">step 1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1.281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N</text:span><text:span text:style-name="T13">u</text:span><text:span text:style-name="T13">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2.379cm" svg:x2="20.5cm" svg:y2="22.379cm">
          <text:p/>
        </draw:line>
        <draw:custom-shape draw:style-name="gr44" draw:text-style-name="P8" draw:layer="layout" svg:width="0.5cm" svg:height="0.7cm" svg:x="20.5cm" svg:y="21.979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2.68cm">
          <text:p text:style-name="P12"><text:span text:style-name="T12">[E.right == lastVisitedNod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3.4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4.2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4.177cm">
          <text:p text:style-name="P12">pop() <text:span text:style-name="T9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4.577cm" svg:x2="21.314cm" svg:y2="24.577cm">
          <text:p/>
        </draw:line>
        <draw:custom-shape draw:style-name="gr12" draw:text-style-name="P8" draw:layer="layout" svg:width="0.7cm" svg:height="0.7cm" svg:x="25.4cm" svg:y="23.2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0.7cm" svg:height="3.5cm" svg:x="26.8cm" svg:y="23.20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text:p text:style-name="P14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5.8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25.0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6.582cm">
          <text:p text:style-name="P12">step 1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5.181cm">
          <text:p text:style-name="P12"><text:span text:style-name="T12">[node </text:span><text:span text:style-name="T12">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6.279cm" svg:x2="20.5cm" svg:y2="26.279cm">
          <text:p/>
        </draw:line>
        <draw:custom-shape draw:style-name="gr44" draw:text-style-name="P8" draw:layer="layout" svg:width="0.5cm" svg:height="0.7cm" svg:x="20.5cm" svg:y="25.879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6.58cm">
          <text:p text:style-name="P12"><text:span text:style-name="T12">[</text:span><text:span text:style-name="T12">D</text:span><text:span text:style-name="T12">.r</text:span><text:span text:style-name="T12">i</text:span><text:span text:style-name="T12">g</text:span><text:span text:style-name="T12">h</text:span><text:span text:style-name="T12">t </text:span><text:span text:style-name="T12">=</text:span><text:span text:style-name="T12">= </text:span><text:span text:style-name="T12">l</text:span><text:span text:style-name="T12">a</text:span><text:span text:style-name="T12">s</text:span><text:span text:style-name="T12">t</text:span><text:span text:style-name="T12">V</text:span><text:span text:style-name="T12">i</text:span><text:span text:style-name="T12">s</text:span><text:span text:style-name="T12">it</text:span><text:span text:style-name="T12">e</text:span><text:span text:style-name="T12">d</text:span><text:span text:style-name="T12">N</text:span><text:span text:style-name="T12">o</text:span><text:span text:style-name="T12">d</text:span><text:span text:style-name="T12">e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7.3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8.1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8.077cm">
          <text:p text:style-name="P12">pop() <text:span text:style-name="T9">(D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8.477cm" svg:x2="21.314cm" svg:y2="28.477cm">
          <text:p/>
        </draw:line>
        <draw:custom-shape draw:style-name="gr12" draw:text-style-name="P8" draw:layer="layout" svg:width="0.7cm" svg:height="0.7cm" svg:x="25.4cm" svg:y="27.1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7cm" svg:height="4.2cm" svg:x="26.8cm" svg:y="27.101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text:p text:style-name="P14"><text:span text:style-name="T5">E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30.101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5.8cm" svg:y="31.6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0.5cm" svg:height="3.695cm" svg:x="15.3cm" svg:y="29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30.801cm">
          <text:p text:style-name="P12">step 16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9.4cm">
          <text:p text:style-name="P12"><text:span text:style-name="T12">[node == </text:span><text:span text:style-name="T13">Null</text:span><text:span text:style-name="T2">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30.498cm" svg:x2="20.5cm" svg:y2="30.498cm">
          <text:p/>
        </draw:line>
        <draw:custom-shape draw:style-name="gr37" draw:text-style-name="P8" draw:layer="layout" svg:width="1.4cm" svg:height="0.7cm" svg:x="20.5cm" svg:y="30.098cm">
          <text:p text:style-name="P7"><text:span text:style-name="T1">N</text:span><text:span text:style-name="T1">u</text:span><text:span text:style-name="T1">ll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6.901cm" svg:height="0.7cm" svg:x="15.899cm" svg:y="30.799cm">
          <text:p text:style-name="P12"><text:span text:style-name="T12">[p</text:span><text:span text:style-name="T12">e</text:span><text:span text:style-name="T12">e</text:span><text:span text:style-name="T12">k</text:span><text:span text:style-name="T12">N</text:span><text:span text:style-name="T12">o</text:span><text:span text:style-name="T12">d</text:span><text:span text:style-name="T12">e.</text:span><text:span text:style-name="T12">ri</text:span><text:span text:style-name="T12">g</text:span><text:span text:style-name="T12">ht </text:span><text:span text:style-name="T12">=</text:span><text:span text:style-name="T12">= </text:span><text:span text:style-name="T12">N</text:span><text:span text:style-name="T12">ul</text:span><text:span text:style-name="T12">l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6cm" svg:height="0.7cm" svg:x="16.8cm" svg:y="31.519cm">
          <text:p text:style-name="P12"><text:span text:style-name="T12">visit(peekN</text:span><text:span text:style-name="T12">ode.righ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32.419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3.2cm" svg:height="0.7cm" svg:x="22.6cm" svg:y="32.396cm">
          <text:p text:style-name="P12">pop() <text:span text:style-name="T9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32.796cm" svg:x2="21.314cm" svg:y2="32.796cm">
          <text:p/>
        </draw:line>
        <draw:custom-shape draw:style-name="gr51" draw:text-style-name="P15" draw:layer="layout" svg:width="0.7cm" svg:height="4.2cm" svg:x="26.8cm" svg:y="31.6cm">
          <text:p text:style-name="P14"><text:span text:style-name="T5">A</text:span></text:p>
          <text:p text:style-name="P14"><text:span text:style-name="T5">C</text:span></text:p>
          <text:p text:style-name="P14"><text:span text:style-name="T5">B</text:span></text:p>
          <text:p text:style-name="P14"><text:span text:style-name="T5">F</text:span></text:p>
          <text:p text:style-name="P14"><text:span text:style-name="T5">E</text:span></text:p>
          <text:p text:style-name="P14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8" draw:text-style-name="P19" draw:layer="layout" svg:width="9cm" svg:height="1.3cm" svg:x="14.9cm" svg:y="33.7cm">
          <text:p text:style-name="P18"><text:span text:style-name="T9">Completed: the stack is empty</text:span></text:p>
          <text:p text:style-name="P18"><text:span text:style-name="T9"><text:s text:c="33"/></text:span><text:span text:style-name="T9">and last visited note is Nul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4" svg:font-family="'Liberation Sans'" style:font-family-generic="roman"/>
    <style:font-face style:name="Liberation Sans2" svg:font-family="'Liberation Sans'" style:font-family-generic="swiss"/>
    <style:font-face style:name="Liberation Sans5" svg:font-family="'Liberation Sans'" style:font-family-generic="system"/>
    <style:font-face style:name="Lohit Devanagari3" svg:font-family="'Lohit Devanagari'" style:font-family-generic="system"/>
    <style:font-face style:name="Noto Sans CJK SC3" svg:font-family="'Noto Sans CJK SC'" style:font-family-generic="system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8.1cm" fo:page-height="3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7T18:41:18.446602784</dc:date>
    <meta:editing-duration>PT13H8M35S</meta:editing-duration>
    <meta:editing-cycles>104</meta:editing-cycles>
    <meta:generator>LibreOffice/6.4.6.2$Linux_X86_64 LibreOffice_project/40$Build-2</meta:generator>
    <meta:document-statistic meta:object-count="549"/>
  </office:meta>
</office:document-meta>
</file>